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31c" officeooo:paragraph-rsid="001b3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ion speed game: </text:p>
      <text:p text:style-name="P1"/>
      <text:p text:style-name="P1">Red square comes up on screen. Have to press when green. Green gives +1 points, red gives -1 points</text:p>
      <text:p text:style-name="P1"/>
      <text:p text:style-name="P1"/>
      <text:p text:style-name="P1">Memory game:</text:p>
      <text:p text:style-name="P1"/>
      <text:p text:style-name="P1"><text:s/>Given 25 x 25 grid of random colours. Have as long as needed to make the grid as remembered. Pressing on buttons changes colour of them. +1 for correct colour, -1 for incorrect colour</text:p>
      <text:p text:style-name="P1"/>
      <text:p text:style-name="P1"/>
      <text:p text:style-name="P1"/>
      <text:p text:style-name="P1">Typing puzzle:</text:p>
      <text:p text:style-name="P1"/>
      <text:p text:style-name="P1">Given phrase and have to type as quickly as possible. +1 point for every 4 seconds faster than the expected time. -1 for every 4 seconds slower than the expected ti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0:01:20.464884201</meta:creation-date>
    <dc:date>2026-03-28T10:46:42.553287618</dc:date>
    <meta:editing-duration>PT25M12S</meta:editing-duration>
    <meta:editing-cycles>1</meta:editing-cycles>
    <meta:document-statistic meta:table-count="0" meta:image-count="0" meta:object-count="0" meta:page-count="1" meta:paragraph-count="6" meta:word-count="91" meta:character-count="497" meta:non-whitespace-character-count="410"/>
    <meta:generator>LibreOffice/7.1.8.1$Linux_X86_64 LibreOffice_project/10$Build-1</meta:generator>
  </office:meta>
</office:document-meta>
</file>